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6201e"/>
    </style:style>
    <style:style style:name="P2" style:family="paragraph" style:parent-style-name="Standard">
      <style:text-properties officeooo:rsid="0016201e" officeooo:paragraph-rsid="0016201e"/>
    </style:style>
    <style:style style:name="P3" style:family="paragraph" style:parent-style-name="Standard">
      <style:text-properties officeooo:paragraph-rsid="0016201e"/>
    </style:style>
    <style:style style:name="P4" style:family="paragraph" style:parent-style-name="Standard">
      <style:text-properties fo:font-size="14pt" fo:font-weight="bold" officeooo:rsid="0016201e" officeooo:paragraph-rsid="0016201e" style:font-size-asian="14pt" style:font-weight-asian="bold" style:font-size-complex="14pt" style:font-weight-complex="bold"/>
    </style:style>
    <style:style style:name="P5" style:family="paragraph" style:parent-style-name="Standard">
      <style:text-properties fo:font-size="15pt" fo:font-weight="bold" officeooo:rsid="0016201e" officeooo:paragraph-rsid="0016201e" style:font-size-asian="15pt" style:font-weight-asian="bold" style:font-size-complex="15pt" style:font-weight-complex="bold"/>
    </style:style>
    <style:style style:name="P6" style:family="paragraph" style:parent-style-name="Text_20_body">
      <style:text-properties officeooo:rsid="0016201e" officeooo:paragraph-rsid="0016201e"/>
    </style:style>
    <style:style style:name="P7" style:family="paragraph" style:parent-style-name="Text_20_body">
      <style:paragraph-properties fo:text-indent="0in" style:auto-text-indent="false"/>
      <style:text-properties officeooo:rsid="0016201e" officeooo:paragraph-rsid="0016201e"/>
    </style:style>
    <style:style style:name="P8" style:family="paragraph" style:parent-style-name="Text_20_body">
      <style:paragraph-properties fo:text-indent="0in" style:auto-text-indent="false"/>
      <style:text-properties officeooo:paragraph-rsid="0016201e"/>
    </style:style>
    <style:style style:name="P9" style:family="paragraph" style:parent-style-name="Text_20_body" style:list-style-name="L1">
      <style:paragraph-properties fo:margin-left="0in" fo:margin-right="0in" fo:margin-top="0in" fo:margin-bottom="0in" style:contextual-spacing="false" fo:text-indent="0in" style:auto-text-indent="false"/>
    </style:style>
    <style:style style:name="P10" style:family="paragraph" style:parent-style-name="Text_20_body" style:list-style-name="L1">
      <style:paragraph-properties fo:margin-top="0in" fo:margin-bottom="0in" style:contextual-spacing="false" fo:text-indent="0in" style:auto-text-indent="false"/>
    </style:style>
    <style:style style:name="P11" style:family="paragraph" style:parent-style-name="Text_20_body" style:list-style-name="L1">
      <style:paragraph-properties fo:text-indent="0in" style:auto-text-indent="false"/>
    </style:style>
    <style:style style:name="T1" style:family="text">
      <style:text-properties officeooo:rsid="0016201e"/>
    </style:style>
    <style:style style:name="T2" style:family="text">
      <style:text-properties fo:font-weight="normal" officeooo:rsid="0016201e" style:font-weight-asian="normal" style:font-weight-complex="normal"/>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uidelines </text:p>
      <text:p text:style-name="Standard"/>
      <text:p text:style-name="P2">Hi and thank you for helping in labeling the reddit for alternative options generation for a decision making process ! </text:p>
      <text:p text:style-name="P3"><text:span text:style-name="T1">If you have any questions, contact me in WhatsApp, Slack, Email (preferably </text:span><text:a xlink:type="simple" xlink:href="mailto:kosteugeneo@gmail.com" text:style-name="Internet_20_link" text:visited-style-name="Visited_20_Internet_20_Link">kosteugeneo@gmail.com</text:a><text:span text:style-name="T1">) and will be more than happy to help. </text:span></text:p>
      <text:p text:style-name="P3"/>
      <text:p text:style-name="P3"/>
      <text:p text:style-name="P4">Definitions</text:p>
      <text:p text:style-name="P3"/>
      <text:p text:style-name="P2">What is an alternative (option)? </text:p>
      <text:p text:style-name="P2"/>
      <text:p text:style-name="P6">An alternative option is a potential action or strategy that a person can take, which is different from other options available, to address a specific issue or situation or solve the problem. Each alternative should be feasible and considered on its own components or smaller actions, taking into account the possible consequences and the context of the decision.</text:p>
      <text:p text:style-name="P6">The option component is an action that could be performed by its own and the combination of none-competing components could form an alternative option. The component could not be split into further actions, so it is an “atom” action that a person can perform.</text:p>
      <text:p text:style-name="P6"><text:span text:style-name="Strong_20_Emphasis">Non-competing components </text:span>refer to actions that can be pursued simultaneously or in conjunction with each other.</text:p>
      <text:p text:style-name="P2"/>
      <text:p text:style-name="P2">For example:</text:p>
      <text:p text:style-name="P2"/>
      <text:p text:style-name="P6">Consider the scenario where a woman is being blackmailed by a man who claims to have her private photos and threatens to publish them unless he is paid. The possible set of components <text:s/>include:</text:p>
      <text:list text:style-name="L1">
        <text:list-item>
          <text:p text:style-name="P9"><text:span text:style-name="Strong_20_Emphasis">Talk to a Trusted Friend:</text:span> She could seek advice and emotional support from someone she trusts, which might help her evaluate other options or find a solution collaboratively.</text:p>
        </text:list-item>
        <text:list-item>
          <text:p text:style-name="P10"><text:span text:style-name="Strong_20_Emphasis">Contact the Police:</text:span> Reporting the blackmailer to law enforcement can initiate a formal investigation and potentially stop the blackmail without her having to pay.</text:p>
        </text:list-item>
        <text:list-item>
          <text:p text:style-name="P10"><text:span text:style-name="Strong_20_Emphasis">Pay the Blackmailer:</text:span> She might consider paying to prevent the immediate threat of publication, although this may not be a reliable long-term solution.</text:p>
        </text:list-item>
        <text:list-item>
          <text:p text:style-name="P10"><text:span text:style-name="Strong_20_Emphasis">Do Not Pay:</text:span> Refusing to comply with the blackmailer's demands and instead exploring other ways to handle the situation, such as seeking legal counsel.</text:p>
        </text:list-item>
        <text:list-item>
          <text:p text:style-name="P10"><text:span text:style-name="Strong_20_Emphasis">Call Her Parents for Advice:</text:span> Seeking guidance and support from her family, who might offer practical help or emotional support.</text:p>
        </text:list-item>
        <text:list-item>
          <text:p text:style-name="P11"><text:span text:style-name="Strong_20_Emphasis">Threaten to Go to the Police:</text:span> She could threaten the blackmailer with legal action, hoping it will deter him from following through on his threat.</text:p>
        </text:list-item>
      </text:list>
      <text:p text:style-name="P7">So, the alternative actions that she can pursue could be: </text:p>
      <text:p text:style-name="P7"><text:tab/>Talk to a trusted friend;</text:p>
      <text:p text:style-name="P7"><text:tab/>Talk to a trusted friend and contact the police;</text:p>
      <text:p text:style-name="P7"><text:tab/>Do not pay and contact the police;</text:p>
      <text:p text:style-name="P7"><text:soft-page-break/><text:tab/>Do not pay, Threaten to Go to the Police, Talk to a Trusted Friend;</text:p>
      <text:p text:style-name="P8"><text:span text:style-name="T1">However, the impossible alternative could be</text:span><text:span text:style-name="T2"> </text:span><text:span text:style-name="Strong_20_Emphasis"><text:span text:style-name="T2">Pay the Blackmailer and Do Not Pay. These options are competing components and could not appear together in the same alternative.</text:span></text:span></text:p>
      <text:p text:style-name="P2"/>
      <text:p text:style-name="P5">Task</text:p>
      <text:p text:style-name="P2"/>
      <text:p text:style-name="P2">Your task would be extracting the components from the reddit comments regarding the problems described in the provided post. </text:p>
      <text:p text:style-name="P2">I prepared a dataset: parsed reddit posts with its corresponding comments from subreddit where people are seeking advices on different situations.</text:p>
      <text:p text:style-name="P2"/>
      <text:p text:style-name="P2">Your task includes understanding the problem, filtering it if nesseccary, reading and understanding the comment and writing down the possible components and solutions.</text:p>
      <text:p text:style-name="P2"/>
      <text:p text:style-name="P2">In this work we are not evaluating the quality of the options, so you will have to retrieve all of them regardless on how good or bad you think they are. (some exceptions will be discussed later)</text:p>
      <text:p text:style-name="P2"/>
      <text:p text:style-name="P2"><text:span text:style-name="T3">How should I approach it ?</text:span> </text:p>
      <text:p text:style-name="P2"/>
      <text:p text:style-name="P3"/>
      <text:p text:style-name="Standard">In doccano, select a project that was created before and click '<text:span text:style-name="T4">Start Annotation</text:span>'.</text:p>
      <text:p text:style-name="Standard"/>
      <text:p text:style-name="Standard">You will be sent to the interface that would have the following structure:</text:p>
      <text:p text:style-name="Standard"/>
      <text:p text:style-name="Standard"/>
      <text:p text:style-name="P2">SUBMISSION:</text:p>
      <text:p text:style-name="P2">&lt;submission id&gt;</text:p>
      <text:p text:style-name="P2">----</text:p>
      <text:p text:style-name="P2">&lt;Submission title&gt;</text:p>
      <text:p text:style-name="P2">&lt;Submission body text&gt;</text:p>
      <text:p text:style-name="P2"/>
      <text:p text:style-name="P2">============ </text:p>
      <text:p text:style-name="P2">COMMENT</text:p>
      <text:p text:style-name="P2">&lt;comment id&gt;</text:p>
      <text:p text:style-name="P2">&lt;comment body text&gt;</text:p>
      <text:p text:style-name="P2">---------- </text:p>
      <text:p text:style-name="P2">&lt;comment id&gt;</text:p>
      <text:p text:style-name="P2">&lt;comment body text&gt;</text:p>
      <text:p text:style-name="P2">---------- </text:p>
      <text:p text:style-name="P2"/>
      <text:p text:style-name="P2">You will be presented with 2 comments at a time per submission per page.</text:p>
      <text:p text:style-name="P2"/>
      <text:p text:style-name="P2">For example:</text:p>
      <text:p text:style-name="P2"/>
      <text:p text:style-name="Standard"/>
      <text:p text:style-name="P1"/>
      <text:p text:style-name="P2">SUBMISSION:</text:p>
      <text:p text:style-name="P2">134hjlm</text:p>
      <text:p text:style-name="P2">----</text:p>
      <text:p text:style-name="P2"><text:soft-page-break/>I accidentally saw a married acquaintance of mine using Grindr and I'm not sure how to handle it TLDR: A married guy I know is on Grindr and I don’t know if I should tell anyone or not. <text:line-break/>What do I do ? Do I tell his wife ? </text:p>
      <text:p text:style-name="P2">============ </text:p>
      <text:p text:style-name="P2">COMMENT</text:p>
      <text:p text:style-name="P2">idfj83kf</text:p>
      <text:p text:style-name="P2">No, don’t tell her, you can ruin the relationships. None of your busissness.</text:p>
      <text:p text:style-name="P2">---------- </text:p>
      <text:p text:style-name="P2">hj34nsld</text:p>
      <text:p text:style-name="P2">Buy my crypto C H E A P !!!!!!! here is the link: <text:a xlink:type="simple" xlink:href="http://definetely-not-a-scam.io.crypto/" text:style-name="Internet_20_link" text:visited-style-name="Visited_20_Internet_20_Link">http://definetely-not-a-scam.io.crypto</text:a></text:p>
      <text:p text:style-name="P2">MOVE FAST OR NO MORE CRYPTO WILL BE LEFT </text:p>
      <text:p text:style-name="P2">---------- </text:p>
      <text:p text:style-name="P2"/>
      <text:p text:style-name="P2"/>
      <text:p text:style-name="P2">To your right there will be additional information about the submission: link to the post on reddit, metadata etc. You may use the link to jump to a reddit page if you want to read it there as well.</text:p>
      <text:p text:style-name="P2"/>
      <text:p text:style-name="P2"/>
      <text:p text:style-name="P2"/>
      <text:p text:style-name="P2">For each submission you will be presented with around 70 comments (some have more, some have less), distributed per two comments on the page for a simplicity.</text:p>
      <text:p text:style-name="P2"/>
      <text:p text:style-name="P2"/>
      <text:p text:style-name="P2">A text below the SUBMISSION and under the ============ is a text of submission. </text:p>
      <text:p text:style-name="P2"/>
      <text:p text:style-name="P2"/>
      <text:p text:style-name="P2">1. Read the submission text.</text:p>
      <text:p text:style-name="P2">Make sure that in the text: </text:p>
      <text:p text:style-name="P2"><text:tab/>There is a problem and the author requires a solution </text:p>
      <text:p text:style-name="P2"><text:tab/>An author clearly asks for an advice, but not for support.</text:p>
      <text:p text:style-name="P2"><text:tab/>An author seeks a specific action advice, not an opinion of others of validation etc.</text:p>
      <text:p text:style-name="P2"><text:tab/>An author clearly described the problem</text:p>
      <text:p text:style-name="P2"><text:tab/></text:p>
      <text:p text:style-name="P2">If the submission text does not satisfies requirements above, skip the submission entirely. To skip it, push the ‘&gt;’ button on the top right corner of the interface. Skip this submission until new one appears that <text:s/>satisfies requirements above.</text:p>
      <text:p text:style-name="P2"/>
      <text:p text:style-name="P2">Once you found a <text:s/>submission that <text:s/>satisfies requirements, read each comment and follow the steps:</text:p>
      <text:p text:style-name="P2"><text:tab/></text:p>
      <text:p text:style-name="P2"><text:tab/>1.0 Create an empty notepad page, where you will put the references for the components.</text:p>
      <text:p text:style-name="P2"><text:tab/>1.1 Make sure you have read and understood the comment. </text:p>
      <text:p text:style-name="P2"><text:tab/>1.2 Extract from the comment the potential components</text:p>
      <text:p text:style-name="P2"><text:tab/><text:tab/></text:p>
      <text:p text:style-name="P2">Extract only components that are relevant to the problem.</text:p>
      <text:p text:style-name="P2"/>
      <text:p text:style-name="P2">Component should specifically advice the author of the submission a course of action. The stories about ‘I was in a similar situation’ that would go nowhere as an advice, sentiments, judgements and should not be retrieved. </text:p>
      <text:p text:style-name="P2">Sarcastic and the components that suggest self-harm should also be ignored. </text:p>
      <text:p text:style-name="P2">Rephrase what commentator suggested in a formal, easy to follow, emotion free way.</text:p>
      <text:p text:style-name="P2"><text:tab/></text:p>
      <text:p text:style-name="P2">1.3 For each component perform the following.</text:p>
      <text:p text:style-name="P2"><text:soft-page-break/></text:p>
      <text:p text:style-name="P2">In the separate notepad look if this component was already mentioned by previous commentators. If it the case, use that component that was mentioned before. </text:p>
      <text:p text:style-name="P2"/>
      <text:p text:style-name="P2">If the commentator suggested a crucial requirement to perform a component, it should be considered <text:s/>as a part of the component. For example: ‘talk to your parents if they do not abuse you’. In this case, the component should be considered not a ‘talk to your parents’, but the whole ‘talk to your parents if they do not abuse you’ as the second part influences the component execution. </text:p>
      <text:p text:style-name="P2"/>
      <text:p text:style-name="P2">If the proposed component is new, put it in the notepad as a new entry to reference further components.</text:p>
      <text:p text:style-name="P2"/>
      <text:p text:style-name="P2"/>
      <text:p text:style-name="P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14:27:19.527468437</meta:creation-date>
    <dc:date>2024-07-04T15:09:16.756039399</dc:date>
    <meta:editing-duration>PT41M57S</meta:editing-duration>
    <meta:editing-cycles>1</meta:editing-cycles>
    <meta:document-statistic meta:table-count="0" meta:image-count="0" meta:object-count="0" meta:page-count="4" meta:paragraph-count="85" meta:word-count="1098" meta:character-count="6573" meta:non-whitespace-character-count="5515"/>
    <meta:generator>LibreOffice/7.6.4.1$MacOSX_AARCH64 LibreOffice_project/e19e193f88cd6c0525a17fb7a176ed8e6a3e2aa1</meta:generator>
  </office:meta>
</office:document-meta>
</file>